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50fe8" officeooo:paragraph-rsid="00150fe8"/>
    </style:style>
    <style:style style:name="P2" style:family="paragraph" style:parent-style-name="Text_20_body">
      <style:text-properties fo:font-weight="bold" officeooo:rsid="00150fe8" officeooo:paragraph-rsid="00150fe8" style:font-weight-asian="bold" style:font-weight-complex="bold"/>
    </style:style>
    <style:style style:name="P3" style:family="paragraph" style:parent-style-name="Text_20_body">
      <style:text-properties fo:font-weight="bold" officeooo:rsid="001559d5" officeooo:paragraph-rsid="001559d5" style:font-weight-asian="bold" style:font-weight-complex="bold"/>
    </style:style>
    <style:style style:name="P4" style:family="paragraph" style:parent-style-name="Text_20_body">
      <style:text-properties fo:font-weight="normal" officeooo:rsid="00150fe8" officeooo:paragraph-rsid="00150fe8" style:font-weight-asian="normal" style:font-weight-complex="normal"/>
    </style:style>
    <style:style style:name="P5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weight="bold" officeooo:rsid="00150fe8" officeooo:paragraph-rsid="00150fe8" style:font-weight-asian="bold" style:font-weight-complex="bold"/>
    </style:style>
    <style:style style:name="P6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weight="bold" officeooo:rsid="001559d5" officeooo:paragraph-rsid="001559d5" style:font-weight-asian="bold" style:font-weight-complex="bold"/>
    </style:style>
    <style:style style:name="P7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50fe8" officeooo:paragraph-rsid="00150fe8"/>
    </style:style>
    <style:style style:name="P8" style:family="paragraph" style:parent-style-name="Title">
      <style:text-properties officeooo:rsid="00150fe8" officeooo:paragraph-rsid="00150fe8"/>
    </style:style>
    <style:style style:name="P9" style:family="paragraph" style:parent-style-name="Subtitle">
      <style:text-properties officeooo:rsid="00150fe8" officeooo:paragraph-rsid="00150fe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5e4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ercícios Segurança de rede<text:span text:style-name="T2">s</text:span></text:p>
      <text:p text:style-name="P9">Henrique Krausburg Corrêa; Joice Alves Marek</text:p>
      <text:p text:style-name="P1"/>
      <text:p text:style-name="P1">1) Para cada um dos casos abaixo, explique como funciona o ataque e analise se é possível identificá-lo usando um agente SNMP com a MIB-II ou outra MIB (RMON, Host Resource, …)</text:p>
      <text:p text:style-name="P7"/>
      <text:p text:style-name="P2"><text:span text:style-name="T1">Ataque: </text:span>Arp Spoofing</text:p>
      <text:p text:style-name="P4">Descrição: É uma técnica em que um atacante envia mensagens ARP (Address Resolution Protocol) com o intuito de associar seu endereço MAC ao endereço IP de outro host, como por exemplo, o endereço IP do gateway padrão, fazendo com que todo o tráfego seja enviado para o endereço IP do atacante ao invés do endereço IP do gateway.</text:p>
      <text:p text:style-name="P5"><text:span text:style-name="T1">Proposta: Utilizar o grupo Matrix da MIB RMON para detectar pacotes que enviem ARP Reply (Gratuitus ARP).</text:span></text:p>
      <text:p text:style-name="P3"><text:span text:style-name="T1">Ataque: </text:span>Ping da morte</text:p>
      <text:p text:style-name="P3"><text:span text:style-name="T1">Descrição: É um ataque que envolve o envio de um grande pacote de ping para uma máquina destino. Consiste em solicitações ping com um tamanho de pacote muito elevado e numa frequência também alta (milhares de vezes por segundo).</text:span></text:p>
      <text:p text:style-name="P6"><text:span text:style-name="T1">Proposta: Utilizar MIB RMON1 – Groupo Alarm para detectar um tráfego acima do uso tradicional da rede.</text:span></text:p>
      <text:p text:style-name="P3"><text:span text:style-name="T1">Ataque: </text:span>Ataque por fragmentação</text:p>
      <text:p text:style-name="P3"><text:span text:style-name="T1">Descrição:</text:span></text:p>
      <text:p text:style-name="P6"><text:span text:style-name="T1">Proposta:</text:span></text:p>
      <text:p text:style-name="P3"><text:span text:style-name="T1">Ataque: </text:span>IP Spoofing</text:p>
      <text:p text:style-name="P3"><text:span text:style-name="T1">Descrição:</text:span></text:p>
      <text:p text:style-name="P6"><text:span text:style-name="T1">Proposta:</text:span></text:p>
      <text:p text:style-name="P3"><text:span text:style-name="T1">Ataque: </text:span>ICMP Flooding (com endereço de broadcast para rede)</text:p>
      <text:p text:style-name="P3"><text:span text:style-name="T1">Descrição:</text:span></text:p>
      <text:p text:style-name="P6"><text:span text:style-name="T1">Proposta:</text:span></text:p>
      <text:p text:style-name="P3"><text:span text:style-name="T1">Ataque: </text:span>Port Scan (nmap)</text:p>
      <text:p text:style-name="P3"><text:soft-page-break/><text:span text:style-name="T1">Descrição:</text:span></text:p>
      <text:p text:style-name="P6"><text:span text:style-name="T1">Proposta:</text:span></text:p>
      <text:p text:style-name="P3"><text:span text:style-name="T1">Ataque: </text:span>DNS Flooding</text:p>
      <text:p text:style-name="P3"><text:span text:style-name="T1">Descrição:</text:span></text:p>
      <text:p text:style-name="P6"><text:span text:style-name="T1">Proposta:</text:span></text:p>
      <text:p text:style-name="P3"><text:span text:style-name="T1">Ataque: </text:span>TCP SYN Flooding</text:p>
      <text:p text:style-name="P3"><text:span text:style-name="T1">Descrição:</text:span></text:p>
      <text:p text:style-name="P6"><text:span text:style-name="T1">Proposta:</text:span></text:p>
      <text:p text:style-name="P3"><text:span text:style-name="T1">Ataque: </text:span>Man-in-the-middle</text:p>
      <text:p text:style-name="P3"><text:span text:style-name="T1">Descrição:</text:span></text:p>
      <text:p text:style-name="P6"><text:span text:style-name="T1">Proposta: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7:53:40.256977188</meta:creation-date>
    <dc:date>2018-10-31T18:45:02.554853763</dc:date>
    <meta:editing-duration>PT29M51S</meta:editing-duration>
    <meta:editing-cycles>1</meta:editing-cycles>
    <meta:document-statistic meta:table-count="0" meta:image-count="0" meta:object-count="0" meta:page-count="2" meta:paragraph-count="30" meta:word-count="222" meta:character-count="1388" meta:non-whitespace-character-count="1195"/>
    <meta:generator>LibreOffice/5.2.7.2$Linux_X86_64 LibreOffice_project/20m0$Build-2</meta:generator>
  </office:meta>
</office:document-meta>
</file>